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156cm" svg:x="3.667cm" svg:y="1.889cm">
          <draw:text-box>
            <text:p text:style-name="P3">Brazil</text:p>
            <text:p text:style-name="P3">Postal Tax Stamp</text:p>
            <text:p text:style-name="P3">195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15:22.351793949</dc:date>
    <meta:editing-duration>PT2H13M50S</meta:editing-duration>
    <meta:editing-cycles>53</meta:editing-cycles>
    <meta:generator>LibreOffice/6.4.6.2$Linux_X86_64 LibreOffice_project/40$Build-2</meta:generator>
    <meta:document-statistic meta:object-count="3"/>
  </office:meta>
</office:document-meta>
</file>